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51cm" svg:y="0.011cm" svg:width="15.983cm" svg:height="12.56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0.51cm" svg:y="13.13cm" svg:width="15.983cm" svg:height="12.561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7:50:30.386583080</meta:creation-date>
    <dc:date>2017-05-20T16:50:38.188654683</dc:date>
    <meta:editing-duration>P1DT8H57M9S</meta:editing-duration>
    <meta:editing-cycles>2</meta:editing-cycles>
    <meta:generator>LibreOfficeDev/5.5.0.0.alpha0$Linux_X86_64 LibreOffice_project/52ef15cbdb428596b562dbbbc92ae2fcf3473890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12.56cm" xlink:href="." xlink:type="simple" chart:class="chart:bar" chart:style-name="ch1">
        <chart:title svg:x="4.722cm" svg:y="0.388cm" chart:style-name="ch2">
          <text:p>Chart 1 with long column names</text:p>
        </chart:title>
        <chart:subtitle svg:x="5.24cm" svg:y="1.374cm" chart:style-name="ch3">
          <text:p>They are breaking if not rotated</text:p>
        </chart:subtitle>
        <chart:legend chart:legend-position="end" svg:x="13.675cm" svg:y="5.495cm" style:legend-expansion="high" chart:style-name="ch4"/>
        <chart:plot-area chart:style-name="ch5" chart:data-source-has-labels="both" svg:x="0.319cm" svg:y="1.978cm" svg:width="13.036cm" svg:height="9.674cm">
          <chartooo:coordinate-region svg:x="0.993cm" svg:y="2.174cm" svg:width="12.362cm" svg:height="8.061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Very Very Very Long Row Nam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Very Very Very Very Long Row Name 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Very Very Very Very Long Row Nam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ery Very Very Very Long Row Name 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5.0.0.alpha0$Linux_X86_64 LibreOffice_project/52ef15cbdb428596b562dbbbc92ae2fcf34738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text-overlap="true" chart:reverse-direction="false" text:line-break="tru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12.56cm" xlink:href="." xlink:type="simple" chart:class="chart:bar" chart:style-name="ch1">
        <chart:title svg:x="4.627cm" svg:y="0.387cm" chart:style-name="ch2">
          <text:p>Chart 2 with long column names</text:p>
        </chart:title>
        <chart:subtitle svg:x="5.187cm" svg:y="1.374cm" chart:style-name="ch3">
          <text:p>They do not break when rotated</text:p>
        </chart:subtitle>
        <chart:legend chart:legend-position="end" svg:x="13.675cm" svg:y="5.495cm" style:legend-expansion="high" chart:style-name="ch4"/>
        <chart:plot-area chart:style-name="ch5" chart:data-source-has-labels="both" svg:x="0.319cm" svg:y="2.246cm" svg:width="13.037cm" svg:height="10.063cm">
          <chartooo:coordinate-region svg:x="0.993cm" svg:y="2.246cm" svg:width="12.363cm" svg:height="3.354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Very Very Very Long Row Nam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Very Very Very Very Long Row Name 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Very Very Very Very Long Row Nam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ery Very Very Very Long Row Name 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5.0.0.alpha0$Linux_X86_64 LibreOffice_project/52ef15cbdb428596b562dbbbc92ae2fcf34738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